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41290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ff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fo:min-height="11.4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P5" style:family="paragraph">
      <style:paragraph-properties fo:margin-left="0cm" fo:margin-right="0cm" fo:text-indent="0cm"/>
      <style:text-properties fo:color="#ffffff" fo:font-size="18pt"/>
    </style:style>
    <style:style style:name="P6" style:family="paragraph">
      <style:paragraph-properties fo:margin-left="1.2cm" fo:margin-right="0cm" fo:text-indent="-0.6cm"/>
    </style:style>
    <style:style style:name="T1" style:family="text">
      <style:text-properties fo:color="#ffffff"/>
    </style:style>
    <style:style style:name="T2" style:family="text">
      <style:text-properties fo:color="#ffffff" fo:font-size="18pt"/>
    </style:style>
    <style:style style:name="T3" style:family="text">
      <style:text-properties style:text-position="0% 100%" fo:font-size="32pt" style:font-size-asian="32pt" style:font-size-complex="32pt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6" style:family="text">
      <style:text-properties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7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8" style:family="text">
      <style:text-properties style:text-position="sub 58%"/>
    </style:style>
    <style:style style:name="T9" style:family="text">
      <style:text-properties fo:font-size="2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2cm" svg:y="3.363cm" presentation:class="subtitle" presentation:user-transformed="true">
          <draw:text-box>
            <text:p text:style-name="P1">Regular Languages for Siskind's Event Logic</text:p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3" draw:layer="layout" svg:width="23.91cm" svg:height="13.23cm" svg:x="2.09cm" svg:y="6.457cm" presentation:class="subtitle">
          <draw:text-box>
            <text:p text:style-name="P2">Grounding language in perception</text:p>
            <text:p text:style-name="P2"/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3.23cm" svg:x="1.956cm" svg:y="4.662cm" presentation:class="subtitle" presentation:user-transformed="true">
          <draw:text-box>
            <text:p text:style-name="P1">Snapshots as symbols</text:p>
            <text:p text:style-name="P1"/>
            <text:p text:style-name="P1">Scene descriptions as symbols</text:p>
            <text:p text:style-name="P1">Events as languages</text:p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3.23cm" svg:x="1.865cm" svg:y="5.381cm" presentation:class="subtitle" presentation:user-transformed="true">
          <draw:text-box>
            <text:p text:style-name="P1">Superposition</text:p>
            <text:p text:style-name="P1">example</text:p>
            <text:p text:style-name="P1"/>
            <text:p text:style-name="P1">Subsumption</text:p>
            <text:p text:style-name="P1">example</text:p>
            <text:p text:style-name="P1"/>
            <text:p text:style-name="P1">Constraint</text:p>
            <text:p text:style-name="P1">example</text:p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45cm" svg:y="0.828cm" presentation:class="title" presentation:user-transformed="true">
          <draw:text-box>
            <text:p text:style-name="P1">The Allen Relations</text:p>
          </draw:text-box>
        </draw:frame>
        <draw:line draw:style-name="gr2" draw:layer="layout" svg:x1="1.791cm" svg:y1="5.693cm" svg:x2="3.989cm" svg:y2="5.695cm">
          <text:p text:style-name="P1"/>
        </draw:line>
        <draw:line draw:style-name="gr2" draw:layer="layout" svg:x1="5.289cm" svg:y1="5.693cm" svg:x2="7.263cm" svg:y2="5.695cm">
          <text:p text:style-name="P1"/>
        </draw:line>
        <draw:frame draw:style-name="gr3" draw:text-style-name="P4" draw:layer="layout" svg:width="2.825cm" svg:height="0.987cm" svg:x="8.429cm" svg:y="5.066cm">
          <draw:text-box>
            <text:p text:style-name="P4"><text:span text:style-name="T1">before</text:span></text:p>
          </draw:text-box>
        </draw:frame>
        <draw:frame draw:style-name="gr4" draw:text-style-name="P5" draw:layer="layout" svg:width="0.526cm" svg:height="0.764cm" svg:x="6.007cm" svg:y="4.798cm">
          <draw:text-box>
            <text:p text:style-name="P5"><text:span text:style-name="T2">b</text:span></text:p>
          </draw:text-box>
        </draw:frame>
        <draw:frame draw:style-name="gr5" draw:text-style-name="P5" draw:layer="layout" svg:width="0.538cm" svg:height="0.944cm" svg:x="2.643cm" svg:y="4.754cm">
          <draw:text-box>
            <text:p text:style-name="P5"><text:span text:style-name="T2">a</text:span></text:p>
          </draw:text-box>
        </draw:frame>
        <draw:line draw:style-name="gr2" draw:layer="layout" svg:x1="5.155cm" svg:y1="5.695cm" svg:x2="7.263cm" svg:y2="5.695cm">
          <text:p text:style-name="P1"/>
        </draw:line>
        <draw:line draw:style-name="gr2" draw:layer="layout" svg:x1="1.792cm" svg:y1="7.442cm" svg:x2="4.483cm" svg:y2="7.442cm">
          <text:p text:style-name="P1"/>
        </draw:line>
        <draw:line draw:style-name="gr2" draw:layer="layout" svg:x1="4.572cm" svg:y1="7.442cm" svg:x2="7.263cm" svg:y2="7.442cm">
          <text:p text:style-name="P1"/>
        </draw:line>
        <draw:frame draw:style-name="gr3" draw:text-style-name="P4" draw:layer="layout" svg:width="3.318cm" svg:height="0.987cm" svg:x="8.339cm" svg:y="6.86cm">
          <draw:text-box>
            <text:p text:style-name="P4"><text:span text:style-name="T1">meets</text:span></text:p>
          </draw:text-box>
        </draw:frame>
        <draw:frame draw:style-name="gr4" draw:text-style-name="P5" draw:layer="layout" svg:width="0.526cm" svg:height="0.764cm" svg:x="5.605cm" svg:y="6.592cm">
          <draw:text-box>
            <text:p text:style-name="P5"><text:span text:style-name="T2">b</text:span></text:p>
          </draw:text-box>
        </draw:frame>
        <draw:frame draw:style-name="gr5" draw:text-style-name="P5" draw:layer="layout" svg:width="0.538cm" svg:height="0.944cm" svg:x="2.867cm" svg:y="6.503cm">
          <draw:text-box>
            <text:p text:style-name="P5"><text:span text:style-name="T2">a</text:span></text:p>
          </draw:text-box>
        </draw:frame>
        <draw:line draw:style-name="gr2" draw:layer="layout" svg:x1="1.747cm" svg:y1="9.193cm" svg:x2="4.841cm" svg:y2="9.193cm">
          <text:p text:style-name="P1"/>
        </draw:line>
        <draw:line draw:style-name="gr2" draw:layer="layout" svg:x1="3.854cm" svg:y1="9.596cm" svg:x2="7.083cm" svg:y2="9.596cm">
          <text:p text:style-name="P1"/>
        </draw:line>
        <draw:frame draw:style-name="gr3" draw:text-style-name="P4" draw:layer="layout" svg:width="3.677cm" svg:height="0.987cm" svg:x="7.935cm" svg:y="8.52cm">
          <draw:text-box>
            <text:p text:style-name="P4"><text:span text:style-name="T1">overlaps</text:span></text:p>
          </draw:text-box>
        </draw:frame>
        <draw:frame draw:style-name="gr5" draw:text-style-name="P5" draw:layer="layout" svg:width="0.538cm" svg:height="0.944cm" svg:x="2.957cm" svg:y="8.253cm">
          <draw:text-box>
            <text:p text:style-name="P5"><text:span text:style-name="T2">a</text:span></text:p>
          </draw:text-box>
        </draw:frame>
        <draw:line draw:style-name="gr2" draw:layer="layout" svg:x1="1.747cm" svg:y1="11.389cm" svg:x2="4.392cm" svg:y2="11.39cm">
          <text:p text:style-name="P1"/>
        </draw:line>
        <draw:line draw:style-name="gr2" draw:layer="layout" svg:x1="1.746cm" svg:y1="11.793cm" svg:x2="7.128cm" svg:y2="11.749cm">
          <text:p text:style-name="P1"/>
        </draw:line>
        <draw:frame draw:style-name="gr3" draw:text-style-name="P4" draw:layer="layout" svg:width="3.318cm" svg:height="0.987cm" svg:x="8.205cm" svg:y="10.762cm">
          <draw:text-box>
            <text:p text:style-name="P4"><text:span text:style-name="T1">starts</text:span></text:p>
          </draw:text-box>
        </draw:frame>
        <draw:frame draw:style-name="gr4" draw:text-style-name="P5" draw:layer="layout" svg:width="0.526cm" svg:height="0.764cm" svg:x="3.946cm" svg:y="11.974cm">
          <draw:text-box>
            <text:p text:style-name="P5"><text:span text:style-name="T2">b</text:span></text:p>
          </draw:text-box>
        </draw:frame>
        <draw:frame draw:style-name="gr5" draw:text-style-name="P5" draw:layer="layout" svg:width="0.538cm" svg:height="0.944cm" svg:x="2.777cm" svg:y="10.45cm">
          <draw:text-box>
            <text:p text:style-name="P5"><text:span text:style-name="T2">a</text:span></text:p>
          </draw:text-box>
        </draw:frame>
        <draw:line draw:style-name="gr2" draw:layer="layout" svg:x1="3.855cm" svg:y1="9.596cm" svg:x2="7.084cm" svg:y2="9.596cm">
          <text:p text:style-name="P1"/>
        </draw:line>
        <draw:frame draw:style-name="gr4" draw:text-style-name="P5" draw:layer="layout" svg:width="0.437cm" svg:height="0.764cm" svg:x="5.469cm" svg:y="9.686cm">
          <draw:text-box>
            <text:p text:style-name="P5"><text:span text:style-name="T2">b</text:span></text:p>
          </draw:text-box>
        </draw:frame>
        <draw:line draw:style-name="gr2" draw:layer="layout" svg:x1="1.748cm" svg:y1="11.389cm" svg:x2="4.393cm" svg:y2="11.39cm">
          <text:p text:style-name="P1"/>
        </draw:line>
        <draw:line draw:style-name="gr2" draw:layer="layout" svg:x1="1.747cm" svg:y1="11.793cm" svg:x2="7.129cm" svg:y2="11.749cm">
          <text:p text:style-name="P1"/>
        </draw:line>
        <draw:frame draw:style-name="gr3" draw:text-style-name="P4" draw:layer="layout" svg:width="3.318cm" svg:height="0.987cm" svg:x="8.206cm" svg:y="10.762cm">
          <draw:text-box>
            <text:p text:style-name="P4"><text:span text:style-name="T1">starts</text:span></text:p>
          </draw:text-box>
        </draw:frame>
        <draw:frame draw:style-name="gr4" draw:text-style-name="P5" draw:layer="layout" svg:width="0.526cm" svg:height="0.764cm" svg:x="3.947cm" svg:y="11.974cm">
          <draw:text-box>
            <text:p text:style-name="P5"><text:span text:style-name="T2">b</text:span></text:p>
          </draw:text-box>
        </draw:frame>
        <draw:line draw:style-name="gr2" draw:layer="layout" svg:x1="4.526cm" svg:y1="13.586cm" svg:x2="7.171cm" svg:y2="13.587cm">
          <text:p text:style-name="P1"/>
        </draw:line>
        <draw:line draw:style-name="gr2" draw:layer="layout" svg:x1="1.835cm" svg:y1="13.99cm" svg:x2="7.217cm" svg:y2="13.946cm">
          <text:p text:style-name="P1"/>
        </draw:line>
        <draw:frame draw:style-name="gr3" draw:text-style-name="P4" draw:layer="layout" svg:width="3.318cm" svg:height="0.987cm" svg:x="8.294cm" svg:y="12.959cm">
          <draw:text-box>
            <text:p text:style-name="P4"><text:span text:style-name="T1">finishes</text:span></text:p>
          </draw:text-box>
        </draw:frame>
        <draw:frame draw:style-name="gr4" draw:text-style-name="P5" draw:layer="layout" svg:width="0.526cm" svg:height="0.764cm" svg:x="4.035cm" svg:y="14.171cm">
          <draw:text-box>
            <text:p text:style-name="P5"><text:span text:style-name="T2">b</text:span></text:p>
          </draw:text-box>
        </draw:frame>
        <draw:frame draw:style-name="gr6" draw:text-style-name="P5" draw:layer="layout" svg:width="0.538cm" svg:height="0.944cm" svg:x="5.468cm" svg:y="12.603cm">
          <draw:text-box>
            <text:p text:style-name="P5"><text:span text:style-name="T2">a</text:span></text:p>
          </draw:text-box>
        </draw:frame>
        <draw:line draw:style-name="gr2" draw:layer="layout" svg:x1="3.272cm" svg:y1="15.918cm" svg:x2="5.917cm" svg:y2="15.919cm">
          <text:p text:style-name="P1"/>
        </draw:line>
        <draw:line draw:style-name="gr2" draw:layer="layout" svg:x1="1.836cm" svg:y1="16.322cm" svg:x2="7.218cm" svg:y2="16.278cm">
          <text:p text:style-name="P1"/>
        </draw:line>
        <draw:frame draw:style-name="gr3" draw:text-style-name="P4" draw:layer="layout" svg:width="3.318cm" svg:height="0.987cm" svg:x="8.295cm" svg:y="15.291cm">
          <draw:text-box>
            <text:p text:style-name="P4"><text:span text:style-name="T1">during</text:span></text:p>
          </draw:text-box>
        </draw:frame>
        <draw:frame draw:style-name="gr4" draw:text-style-name="P5" draw:layer="layout" svg:width="0.526cm" svg:height="0.764cm" svg:x="4.35cm" svg:y="16.459cm">
          <draw:text-box>
            <text:p text:style-name="P5"><text:span text:style-name="T2">b</text:span></text:p>
          </draw:text-box>
        </draw:frame>
        <draw:frame draw:style-name="gr6" draw:text-style-name="P5" draw:layer="layout" svg:width="0.538cm" svg:height="0.94cm" svg:x="4.258cm" svg:y="14.98cm">
          <draw:text-box>
            <text:p text:style-name="P5"><text:span text:style-name="T2">a</text:span></text:p>
          </draw:text-box>
        </draw:frame>
        <draw:line draw:style-name="gr2" draw:layer="layout" svg:x1="14.125cm" svg:y1="5.471cm" svg:x2="16.323cm" svg:y2="5.473cm">
          <text:p text:style-name="P1"/>
        </draw:line>
        <draw:line draw:style-name="gr2" draw:layer="layout" svg:x1="17.623cm" svg:y1="5.471cm" svg:x2="19.597cm" svg:y2="5.473cm">
          <text:p text:style-name="P1"/>
        </draw:line>
        <draw:frame draw:style-name="gr3" draw:text-style-name="P4" draw:layer="layout" svg:width="3.318cm" svg:height="0.987cm" svg:x="20.763cm" svg:y="4.844cm">
          <draw:text-box>
            <text:p text:style-name="P4"><text:span text:style-name="T1">after</text:span></text:p>
          </draw:text-box>
        </draw:frame>
        <draw:frame draw:style-name="gr4" draw:text-style-name="P5" draw:layer="layout" svg:width="0.526cm" svg:height="0.764cm" svg:x="18.341cm" svg:y="4.576cm">
          <draw:text-box>
            <text:p text:style-name="P5"><text:span text:style-name="T2">a</text:span></text:p>
          </draw:text-box>
        </draw:frame>
        <draw:frame draw:style-name="gr5" draw:text-style-name="P5" draw:layer="layout" svg:width="0.538cm" svg:height="0.944cm" svg:x="14.977cm" svg:y="4.532cm">
          <draw:text-box>
            <text:p text:style-name="P5"><text:span text:style-name="T2">b</text:span></text:p>
          </draw:text-box>
        </draw:frame>
        <draw:line draw:style-name="gr2" draw:layer="layout" svg:x1="17.489cm" svg:y1="5.473cm" svg:x2="19.597cm" svg:y2="5.473cm">
          <text:p text:style-name="P1"/>
        </draw:line>
        <draw:line draw:style-name="gr2" draw:layer="layout" svg:x1="14.126cm" svg:y1="7.22cm" svg:x2="16.817cm" svg:y2="7.22cm">
          <text:p text:style-name="P1"/>
        </draw:line>
        <draw:line draw:style-name="gr2" draw:layer="layout" svg:x1="16.906cm" svg:y1="7.22cm" svg:x2="19.597cm" svg:y2="7.22cm">
          <text:p text:style-name="P1"/>
        </draw:line>
        <draw:frame draw:style-name="gr3" draw:text-style-name="P4" draw:layer="layout" svg:width="3.318cm" svg:height="0.987cm" svg:x="20.673cm" svg:y="6.638cm">
          <draw:text-box>
            <text:p text:style-name="P4"><text:span text:style-name="T1">met-by</text:span></text:p>
          </draw:text-box>
        </draw:frame>
        <draw:frame draw:style-name="gr4" draw:text-style-name="P5" draw:layer="layout" svg:width="0.526cm" svg:height="0.764cm" svg:x="17.893cm" svg:y="6.37cm">
          <draw:text-box>
            <text:p text:style-name="P5"><text:span text:style-name="T2">a</text:span></text:p>
          </draw:text-box>
        </draw:frame>
        <draw:frame draw:style-name="gr5" draw:text-style-name="P5" draw:layer="layout" svg:width="0.538cm" svg:height="0.944cm" svg:x="15.201cm" svg:y="6.236cm">
          <draw:text-box>
            <text:p text:style-name="P5"><text:span text:style-name="T2">b</text:span></text:p>
          </draw:text-box>
        </draw:frame>
        <draw:line draw:style-name="gr2" draw:layer="layout" svg:x1="14.261cm" svg:y1="9.42cm" svg:x2="17.355cm" svg:y2="9.42cm">
          <text:p text:style-name="P1"/>
        </draw:line>
        <draw:frame draw:style-name="gr3" draw:text-style-name="P4" draw:layer="layout" svg:width="6.502cm" svg:height="0.987cm" svg:x="20.269cm" svg:y="8.298cm">
          <draw:text-box>
            <text:p text:style-name="P4"><text:span text:style-name="T1">overlapped-by</text:span></text:p>
          </draw:text-box>
        </draw:frame>
        <draw:frame draw:style-name="gr5" draw:text-style-name="P5" draw:layer="layout" svg:width="0.538cm" svg:height="0.944cm" svg:x="15.516cm" svg:y="9.51cm">
          <draw:text-box>
            <text:p text:style-name="P5"><text:span text:style-name="T2">b</text:span></text:p>
          </draw:text-box>
        </draw:frame>
        <draw:line draw:style-name="gr2" draw:layer="layout" svg:x1="14.081cm" svg:y1="11.167cm" svg:x2="16.726cm" svg:y2="11.168cm">
          <text:p text:style-name="P1"/>
        </draw:line>
        <draw:line draw:style-name="gr2" draw:layer="layout" svg:x1="14.125cm" svg:y1="11.168cm" svg:x2="19.507cm" svg:y2="11.124cm">
          <text:p text:style-name="P1"/>
        </draw:line>
        <draw:frame draw:style-name="gr3" draw:text-style-name="P4" draw:layer="layout" svg:width="5.514cm" svg:height="0.987cm" svg:x="20.539cm" svg:y="10.54cm">
          <draw:text-box>
            <text:p text:style-name="P4"><text:span text:style-name="T1">started-by</text:span></text:p>
          </draw:text-box>
        </draw:frame>
        <draw:frame draw:style-name="gr4" draw:text-style-name="P5" draw:layer="layout" svg:width="0.526cm" svg:height="0.764cm" svg:x="15.159cm" svg:y="11.662cm">
          <draw:text-box>
            <text:p text:style-name="P5"><text:span text:style-name="T2">a</text:span></text:p>
          </draw:text-box>
        </draw:frame>
        <draw:frame draw:style-name="gr5" draw:text-style-name="P5" draw:layer="layout" svg:width="0.538cm" svg:height="0.944cm" svg:x="16.501cm" svg:y="10.273cm">
          <draw:text-box>
            <text:p text:style-name="P5"><text:span text:style-name="T2">b</text:span></text:p>
          </draw:text-box>
        </draw:frame>
        <draw:line draw:style-name="gr2" draw:layer="layout" svg:x1="16.279cm" svg:y1="9.015cm" svg:x2="19.508cm" svg:y2="9.015cm">
          <text:p text:style-name="P1"/>
        </draw:line>
        <draw:frame draw:style-name="gr4" draw:text-style-name="P5" draw:layer="layout" svg:width="0.437cm" svg:height="0.764cm" svg:x="17.579cm" svg:y="8.163cm">
          <draw:text-box>
            <text:p text:style-name="P5"><text:span text:style-name="T2">a</text:span></text:p>
          </draw:text-box>
        </draw:frame>
        <draw:line draw:style-name="gr2" draw:layer="layout" svg:x1="14.082cm" svg:y1="11.525cm" svg:x2="16.727cm" svg:y2="11.526cm">
          <text:p text:style-name="P1"/>
        </draw:line>
        <draw:line draw:style-name="gr2" draw:layer="layout" svg:x1="16.905cm" svg:y1="13.723cm" svg:x2="19.55cm" svg:y2="13.724cm">
          <text:p text:style-name="P1"/>
        </draw:line>
        <draw:line draw:style-name="gr2" draw:layer="layout" svg:x1="14.169cm" svg:y1="13.409cm" svg:x2="19.551cm" svg:y2="13.365cm">
          <text:p text:style-name="P1"/>
        </draw:line>
        <draw:frame draw:style-name="gr3" draw:text-style-name="P4" draw:layer="layout" svg:width="6.143cm" svg:height="0.987cm" svg:x="20.628cm" svg:y="12.737cm">
          <draw:text-box>
            <text:p text:style-name="P4"><text:span text:style-name="T1">finished-by</text:span></text:p>
          </draw:text-box>
        </draw:frame>
        <draw:frame draw:style-name="gr4" draw:text-style-name="P5" draw:layer="layout" svg:width="0.526cm" svg:height="0.764cm" svg:x="17.849cm" svg:y="13.814cm">
          <draw:text-box>
            <text:p text:style-name="P5"><text:span text:style-name="T2">a</text:span></text:p>
          </draw:text-box>
        </draw:frame>
        <draw:frame draw:style-name="gr6" draw:text-style-name="P5" draw:layer="layout" svg:width="0.538cm" svg:height="0.94cm" svg:x="16.682cm" svg:y="12.604cm">
          <draw:text-box>
            <text:p text:style-name="P5"><text:span text:style-name="T2">b</text:span></text:p>
          </draw:text-box>
        </draw:frame>
        <draw:line draw:style-name="gr2" draw:layer="layout" svg:x1="15.74cm" svg:y1="16.055cm" svg:x2="18.385cm" svg:y2="16.056cm">
          <text:p text:style-name="P1"/>
        </draw:line>
        <draw:line draw:style-name="gr2" draw:layer="layout" svg:x1="14.26cm" svg:y1="15.696cm" svg:x2="19.642cm" svg:y2="15.652cm">
          <text:p text:style-name="P1"/>
        </draw:line>
        <draw:frame draw:style-name="gr3" draw:text-style-name="P4" draw:layer="layout" svg:width="5.379cm" svg:height="0.987cm" svg:x="20.629cm" svg:y="15.069cm">
          <draw:text-box>
            <text:p text:style-name="P4"><text:span text:style-name="T1">contains</text:span></text:p>
          </draw:text-box>
        </draw:frame>
        <draw:frame draw:style-name="gr4" draw:text-style-name="P5" draw:layer="layout" svg:width="0.44cm" svg:height="0.764cm" svg:x="16.859cm" svg:y="16.146cm">
          <draw:text-box>
            <text:p text:style-name="P5"><text:span text:style-name="T2">a</text:span></text:p>
          </draw:text-box>
        </draw:frame>
        <draw:frame draw:style-name="gr6" draw:text-style-name="P5" draw:layer="layout" svg:width="0.538cm" svg:height="0.94cm" svg:x="16.682cm" svg:y="14.893cm">
          <draw:text-box>
            <text:p text:style-name="P5"><text:span text:style-name="T2">b</text:span></text:p>
          </draw:text-box>
        </draw:frame>
        <draw:line draw:style-name="gr2" draw:layer="layout" svg:x1="9.597cm" svg:y1="18.611cm" svg:x2="13.05cm" svg:y2="18.566cm">
          <text:p text:style-name="P1"/>
        </draw:line>
        <draw:line draw:style-name="gr2" draw:layer="layout" svg:x1="9.597cm" svg:y1="19.014cm" svg:x2="13.05cm" svg:y2="18.97cm">
          <text:p text:style-name="P1"/>
        </draw:line>
        <draw:frame draw:style-name="gr3" draw:text-style-name="P4" draw:layer="layout" svg:width="3.318cm" svg:height="0.987cm" svg:x="15.114cm" svg:y="17.983cm">
          <draw:text-box>
            <text:p text:style-name="P4"><text:span text:style-name="T1">equal</text:span></text:p>
          </draw:text-box>
        </draw:frame>
        <draw:frame draw:style-name="gr4" draw:text-style-name="P5" draw:layer="layout" svg:width="0.526cm" svg:height="0.764cm" svg:x="11.06cm" svg:y="19.151cm">
          <draw:text-box>
            <text:p text:style-name="P5"><text:span text:style-name="T2">b</text:span></text:p>
          </draw:text-box>
        </draw:frame>
        <draw:frame draw:style-name="gr6" draw:text-style-name="P5" draw:layer="layout" svg:width="0.538cm" svg:height="0.94cm" svg:x="11.144cm" svg:y="17.36cm">
          <draw:text-box>
            <text:p text:style-name="P5"><text:span text:style-name="T2">a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3" draw:layer="layout" svg:width="23.91cm" svg:height="13.23cm" svg:x="2.09cm" svg:y="4.932cm" presentation:class="subtitle" presentation:user-transformed="true">
          <draw:text-box>
            <text:p text:style-name="P3">Example:</text:p>
            <text:p text:style-name="P3"/>
            <text:p text:style-name="P3">pickup(x,y,z) =<text:span text:style-name="T3"> and</text:span><text:span text:style-name="T4">meets</text:span><text:span text:style-name="T3">( or(supports(z,y),</text:span></text:p>
            <text:p text:style-name="P3"><text:span text:style-name="T5"><text:s text:c="43"/></text:span><text:span text:style-name="T5">contacts(z,y))</text:span></text:p>
            <text:p text:style-name="P3"><text:span text:style-name="T5"><text:s text:c="38"/></text:span><text:span text:style-name="T5">or (supports(x,y),</text:span></text:p>
            <text:p text:style-name="P3"><text:span text:style-name="T6"><text:s text:c="50"/></text:span><text:span text:style-name="T7">attached(x,y))</text:span><text:span text:style-name="T5">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3" draw:layer="layout" svg:width="23.91cm" svg:height="13.23cm" svg:x="2.09cm" svg:y="6.457cm" presentation:class="subtitle" presentation:user-transformed="true">
          <draw:text-box>
            <text:p text:style-name="P3">Operators:</text:p>
            <text:p text:style-name="P3"/>
            <text:p text:style-name="P3"><text:tab/><text:tab/><text:tab/>Or(E1,E2)</text:p>
            <text:p text:style-name="P3"/>
            <text:p text:style-name="P3"><text:tab/><text:tab/><text:tab/>Not(E)</text:p>
            <text:p text:style-name="P3"/>
            <text:p text:style-name="P3"><text:tab/><text:tab/><text:tab/>And<text:span text:style-name="T8">R</text:span>(E1, E2)</text:p>
            <text:p text:style-name="P3"/>
            <text:p text:style-name="P3"><text:tab/><text:tab/><text:tab/>Tense<text:span text:style-name="T8">R</text:span>(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7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3" draw:layer="layout" svg:width="23.91cm" svg:height="13.23cm" svg:x="1.82cm" svg:y="6.234cm" presentation:class="subtitle" presentation:user-transformed="true">
          <draw:text-box>
            <text:p text:style-name="P3"><text:tab/><text:tab/><text:tab/>Or(E1,E2):</text:p>
            <text:p text:style-name="P3"><text:tab/><text:tab/><text:tab/><text:tab/><text:tab/><text:tab/>E1 | E2</text:p>
            <text:p text:style-name="P3"/>
            <text:p text:style-name="P3"><text:tab/><text:tab/><text:tab/>Not(E):</text:p>
            <text:p text:style-name="P3"><text:tab/><text:tab/><text:tab/><text:tab/><text:tab/><text:tab/><text:span text:style-name="T9">Universal language less</text:span></text:p>
            <text:p text:style-name="P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ubsumptive closure of E</text:span><text:span text:style-name="T9"><text:tab/></text:span><text:tab/><text:tab/><text:tab/><text:tab/><text:tab/></text:p>
            <text:p text:style-name="P3"><text:tab/>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8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 presentation:placeholder="true" presentation:user-transformed="true">
          <draw:text-box/>
        </draw:frame>
        <draw:frame presentation:style-name="pr2" draw:text-style-name="P1" draw:layer="layout" svg:width="23.91cm" svg:height="13.23cm" svg:x="2.09cm" svg:y="6.457cm" presentation:class="subtitle">
          <draw:text-box>
            <text:p text:style-name="P1"/>
            <text:p text:style-name="P1">Allen relations in FST</text:p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3" draw:layer="layout" svg:width="23.91cm" svg:height="13.23cm" svg:x="1.82cm" svg:y="6.234cm" presentation:class="subtitle" presentation:user-transformed="true">
          <draw:text-box>
            <text:p text:style-name="P3"><text:tab/><text:tab/><text:tab/>Or(E1,E2):</text:p>
            <text:p text:style-name="P3"><text:tab/><text:tab/><text:tab/><text:tab/><text:tab/><text:tab/>E1 | E2</text:p>
            <text:p text:style-name="P3"/>
            <text:p text:style-name="P3"><text:tab/><text:tab/><text:tab/>Not(E):</text:p>
            <text:p text:style-name="P3"><text:tab/><text:tab/><text:tab/><text:tab/><text:tab/><text:tab/><text:span text:style-name="T9">Universal language less</text:span></text:p>
            <text:p text:style-name="P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ubsumptive closure of E</text:span><text:span text:style-name="T9"><text:tab/></text:span><text:tab/><text:tab/><text:tab/><text:tab/><text:tab/></text:p>
            <text:p text:style-name="P3"><text:tab/>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0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Blah Blah Blah<text:tab/></text:p>
          </draw:text-box>
        </draw:frame>
        <draw:frame presentation:style-name="pr2" draw:text-style-name="P1" draw:layer="layout" svg:width="23.91cm" svg:height="13.23cm" svg:x="2.003cm" svg:y="5.37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Stuff 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ow look this is really co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ehol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o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o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1.686cm" svg:y="4.08cm" presentation:class="subtitle" presentation:user-transformed="true">
          <draw:text-box>
            <text:p text:style-name="P1">The End</text:p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layer="layout" svg:width="14.507cm" svg:height="11.413cm" svg:x="3.248cm" svg:y="14.13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r2" style:family="presentation" style:parent-style-name="Blue_20_Circles-title">
      <style:graphic-properties draw:fill-color="#ffffff" draw:auto-grow-height="false" fo:min-height="3.507cm"/>
    </style:style>
    <style:style style:name="pr3" style:family="presentation" style:parent-style-name="Blue_20_Circl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office:forms form:automatic-focus="false" form:apply-design-mode="false"/>
      <draw:frame draw:style-name="gr1" draw:text-style-name="P1" draw:layer="backgroundobjects" svg:width="27.999cm" svg:height="20.998cm" svg:x="0.001cm" svg:y="0.002cm">
        <draw:image xlink:href="Pictures/100000000000040000000300341290EA.png" xlink:type="simple" xlink:show="embed" xlink:actuate="onLoad">
          <text:p text:style-name="P2"/>
        </draw:image>
      </draw:frame>
      <draw:rect presentation:style-name="pr1" draw:layer="backgroundobjects" svg:width="26.776cm" svg:height="19.288cm" svg:x="0.574cm" svg:y="0.954cm">
        <text:p text:style-name="P2"/>
      </draw:rect>
      <draw:frame presentation:style-name="pr2" draw:layer="backgroundobjects" svg:width="23.91cm" svg:height="3.506cm" svg:x="2cm" svg:y="1.5cm" presentation:class="title">
        <draw:text-box>
          <text:p text:style-name="P2">Click to edit the title text format</text:p>
        </draw:text-box>
      </draw:frame>
      <draw:frame presentation:style-name="pr3" draw:layer="backgroundobjects" svg:width="23.91cm" svg:height="13.229cm" svg:x="2.09cm" svg:y="6.45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4-15T01:13:32</meta:creation-date>
    <dc:date>2007-04-15T03:21:51</dc:date>
    <dc:language>es-ES</dc:language>
    <meta:editing-cycles>12</meta:editing-cycles>
    <meta:editing-duration>PT2H8M19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